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lver.startArtifactDownload( RepositoryCacheManager cache , ResolvedResource rres , Artifact artifact , ArtifactOrigin orig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solver.get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getLatestStrateg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getChanging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commi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solver.toSystem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repor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toSystem( ModuleRevisionId resolv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RepositoryCach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listModules( OrganisationEntry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findModuleInCache( DependencyDescriptor dd , ResolveData data , boolean any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olver.listOrganis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beginPublishTransaction( ModuleRevisionId modul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solver.abortPublis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solver.reportFailure( Artifact 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toSystem( MetadataArtifactDownload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LatestStrategy( LatestStrategy lates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doValidate( Resolve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olver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olver.s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initNamespaceFrom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solver.getDownloadOptions(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findModuleInCache( DependencyDescriptor dd ,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initRepositoryCacheManagerFrom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esolver.listTokenValues( String token , Map otherToke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Ev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isAfter( ResolvedModuleRevision rmr1 , ResolvedModuleRevision rmr2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setCheckmodified( boolean 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needArtifact( RepositoryCacheManager cache , Artifact artifa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listRevisions( ModuleEntry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CacheDownloadOptions(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initLatestStrategyFromSetting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solver.dump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lver.toSystem( ResolvedModuleRevision r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Changing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fromSystem( 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SystemNode( ResolveData data , ModuleRevisionId resolv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Settings( ResolverSettings iv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La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lver.setRepositoryCacheManager( RepositoryCacheManager repository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lver.exist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download( ArtifactOrigin artifact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lver.hidePasswor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describe( ResolvedModuleRevision rm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ChangingPattern( String changing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EventManager( EventManager ev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DownloadListener( final DownloadOptions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Resolver.checkLatest( ResolvedModuleRevision newModuleFound , Resolve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Resolver.toSystem( 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listTokenValues( String [ ] tokens , Map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Namespace( String name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check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locate(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esolver.setChangingMatcher( String changing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is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fromSystem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setLatest( String strateg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toSystem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lver.endArtifactDownload( RepositoryCacheManager cache , Artifact artifact , ArtifactDownloadReport adr , File archive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olver.getCacheOptions(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